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(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2"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1" calcext:value-type="float">
            <text:p>825.1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5" calcext:value-type="float">
            <text:p>0.7205</text:p>
          </table:table-cell>
          <table:table-cell table:style-name="ce2" office:value-type="float" office:value="0.8636" calcext:value-type="float">
            <text:p>0.86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2" calcext:value-type="float">
            <text:p>0.7212</text:p>
          </table:table-cell>
          <table:table-cell table:style-name="ce2" office:value-type="float" office:value="1.042" calcext:value-type="float">
            <text:p>1.0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81" calcext:value-type="float">
            <text:p>825.8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4" calcext:value-type="float">
            <text:p>0.7224</text:p>
          </table:table-cell>
          <table:table-cell table:style-name="ce2" office:value-type="float" office:value="0.6802" calcext:value-type="float">
            <text:p>0.68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7.01" calcext:value-type="float">
            <text:p>827.0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7" calcext:value-type="float">
            <text:p>0.7207</text:p>
          </table:table-cell>
          <table:table-cell table:style-name="ce2" office:value-type="float" office:value="0.7099" calcext:value-type="float">
            <text:p>0.709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62" calcext:value-type="float">
            <text:p>824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3330272153" calcext:value-type="float">
            <text:p>33302721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28" calcext:value-type="float">
            <text:p>824.2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9" calcext:value-type="float">
            <text:p>0.7229</text:p>
          </table:table-cell>
          <table:table-cell table:style-name="ce2" office:value-type="float" office:value="0.6681" calcext:value-type="float">
            <text:p>0.66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73" calcext:value-type="float">
            <text:p>824.7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7" calcext:value-type="float">
            <text:p>0.7227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1" calcext:value-type="float">
            <text:p>824.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5" calcext:value-type="float">
            <text:p>0.7225</text:p>
          </table:table-cell>
          <table:table-cell table:style-name="ce2" office:value-type="float" office:value="0.7314" calcext:value-type="float">
            <text:p>0.73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06" calcext:value-type="float">
            <text:p>825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0.8984" calcext:value-type="float">
            <text:p>0.898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8.06" calcext:value-type="float">
            <text:p>2598.0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56" calcext:value-type="float">
            <text:p>8.26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7.61" calcext:value-type="float">
            <text:p>2577.6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86" calcext:value-type="float">
            <text:p>0.6386</text:p>
          </table:table-cell>
          <table:table-cell table:style-name="ce2" office:value-type="float" office:value="0.8428" calcext:value-type="float">
            <text:p>0.84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8356" calcext:value-type="float">
            <text:p>0.83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2.49" calcext:value-type="float">
            <text:p>2572.4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97" calcext:value-type="float">
            <text:p>0.6397</text:p>
          </table:table-cell>
          <table:table-cell table:style-name="ce2" office:value-type="float" office:value="0.8607" calcext:value-type="float">
            <text:p>0.86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59" calcext:value-type="float">
            <text:p>2586.5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854" calcext:value-type="float">
            <text:p>0.8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0.02" calcext:value-type="float">
            <text:p>2580.0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4" calcext:value-type="float">
            <text:p>0.6374</text:p>
          </table:table-cell>
          <table:table-cell table:style-name="ce2" office:value-type="float" office:value="0.8543" calcext:value-type="float">
            <text:p>0.85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85" calcext:value-type="float">
            <text:p>2586.85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65" calcext:value-type="float">
            <text:p>0.6365</text:p>
          </table:table-cell>
          <table:table-cell table:style-name="ce2" office:value-type="float" office:value="0.853" calcext:value-type="float">
            <text:p>0.8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8.86" calcext:value-type="float">
            <text:p>2588.8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2" office:value-type="float" office:value="0.8435" calcext:value-type="float">
            <text:p>0.8435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4" calcext:value-type="float">
            <text:p>2595.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6" calcext:value-type="float">
            <text:p>0.6346</text:p>
          </table:table-cell>
          <table:table-cell table:style-name="ce2" office:value-type="float" office:value="0.832" calcext:value-type="float">
            <text:p>0.83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1.81" calcext:value-type="float">
            <text:p>2591.8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3" calcext:value-type="float">
            <text:p>0.6353</text:p>
          </table:table-cell>
          <table:table-cell table:style-name="ce2" office:value-type="float" office:value="0.836" calcext:value-type="float">
            <text:p>0.836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82.55" calcext:value-type="float">
            <text:p>6482.5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22.17" calcext:value-type="float">
            <text:p>6322.1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298" calcext:value-type="float">
            <text:p>0.6298</text:p>
          </table:table-cell>
          <table:table-cell table:style-name="ce2" office:value-type="float" office:value="0.7729" calcext:value-type="float">
            <text:p>0.772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15 blocks)</text:p>
          </table:table-cell>
          <table:table-cell table:style-name="ce2" office:value-type="float" office:value="15.58" calcext:value-type="float">
            <text:p>15.5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56.22" calcext:value-type="float">
            <text:p>6656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2" calcext:value-type="float">
            <text:p>0.6542</text:p>
          </table:table-cell>
          <table:table-cell table:style-name="ce2" office:value-type="float" office:value="0.7055" calcext:value-type="float">
            <text:p>0.705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37.78" calcext:value-type="float">
            <text:p>6337.7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662" calcext:value-type="float">
            <text:p>0.766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5 blocks)</text:p>
          </table:table-cell>
          <table:table-cell table:style-name="ce2" office:value-type="float" office:value="10.03" calcext:value-type="float">
            <text:p>10.03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588.38" calcext:value-type="float">
            <text:p>6588.3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56" calcext:value-type="float">
            <text:p>0.6556</text:p>
          </table:table-cell>
          <table:table-cell table:style-name="ce2" office:value-type="float" office:value="0.7146" calcext:value-type="float">
            <text:p>0.714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68.22" calcext:value-type="float">
            <text:p>6468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724" calcext:value-type="float">
            <text:p>0.72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92.65" calcext:value-type="float">
            <text:p>6392.6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31" calcext:value-type="float">
            <text:p>0.6331</text:p>
          </table:table-cell>
          <table:table-cell table:style-name="ce2" office:value-type="float" office:value="0.7519" calcext:value-type="float">
            <text:p>0.7519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8.76" calcext:value-type="float">
            <text:p>6318.7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702" calcext:value-type="float">
            <text:p>0.770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47.5" calcext:value-type="float">
            <text:p>6647.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2" office:value-type="float" office:value="0.709" calcext:value-type="float">
            <text:p>0.709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743.33" calcext:value-type="float">
            <text:p>6743.3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21" calcext:value-type="float">
            <text:p>0.6421</text:p>
          </table:table-cell>
          <table:table-cell table:style-name="ce2" office:value-type="float" office:value="0.717" calcext:value-type="float">
            <text:p>0.7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4.33" calcext:value-type="float">
            <text:p>8544.3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1.341" calcext:value-type="float">
            <text:p>1.34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2.98" calcext:value-type="float">
            <text:p>8592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9" calcext:value-type="float">
            <text:p>0.6249</text:p>
          </table:table-cell>
          <table:table-cell table:style-name="ce2" office:value-type="float" office:value="0.8177" calcext:value-type="float">
            <text:p>0.81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5.3" calcext:value-type="float">
            <text:p>8595.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3" calcext:value-type="float">
            <text:p>0.6243</text:p>
          </table:table-cell>
          <table:table-cell table:style-name="ce2" office:value-type="float" office:value="1.266" calcext:value-type="float">
            <text:p>1.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0.16" calcext:value-type="float">
            <text:p>8580.1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27" calcext:value-type="float">
            <text:p>0.81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0.6" calcext:value-type="float">
            <text:p>8540.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82" calcext:value-type="float">
            <text:p>0.6282</text:p>
          </table:table-cell>
          <table:table-cell table:style-name="ce2" office:value-type="float" office:value="0.819" calcext:value-type="float">
            <text:p>0.81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4.18" calcext:value-type="float">
            <text:p>14.1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63.53" calcext:value-type="float">
            <text:p>8563.5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1.232" calcext:value-type="float">
            <text:p>1.23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3.24" calcext:value-type="float">
            <text:p>8553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75" calcext:value-type="float">
            <text:p>0.6275</text:p>
          </table:table-cell>
          <table:table-cell table:style-name="ce2" office:value-type="float" office:value="52.06" calcext:value-type="float">
            <text:p>52.0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2.24" calcext:value-type="float">
            <text:p>8552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0.8194" calcext:value-type="float">
            <text:p>0.819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7.19" calcext:value-type="float">
            <text:p>8587.19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8" calcext:value-type="float">
            <text:p>0.6248</text:p>
          </table:table-cell>
          <table:table-cell table:style-name="ce2" office:value-type="float" office:value="0.8678" calcext:value-type="float">
            <text:p>0.8678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78.93" calcext:value-type="float">
            <text:p>8578.9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89" calcext:value-type="float">
            <text:p>0.818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8753.517" calcext:value-type="float">
            <text:p>98753.517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44" calcext:value-type="float">
            <text:p>0.5444</text:p>
          </table:table-cell>
          <table:table-cell table:style-name="ce3" office:value-type="float" office:value="0.6888" calcext:value-type="float">
            <text:p>6.8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45.66" calcext:value-type="float">
            <text:p>45.6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528.1" calcext:value-type="float">
            <text:p>15528.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379" calcext:value-type="float">
            <text:p>0.6379</text:p>
          </table:table-cell>
          <table:table-cell table:style-name="ce2" office:value-type="float" office:value="0.7001" calcext:value-type="float">
            <text:p>0.70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4562.75" calcext:value-type="float">
            <text:p>84562.7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31" calcext:value-type="float">
            <text:p>0.5531</text:p>
          </table:table-cell>
          <table:table-cell table:style-name="ce2" office:value-type="float" office:value="0.6858" calcext:value-type="float">
            <text:p>0.68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473.09" calcext:value-type="float">
            <text:p>15473.09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6929" calcext:value-type="float">
            <text:p>0.692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26.61" calcext:value-type="float">
            <text:p>26.6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6593.01" calcext:value-type="float">
            <text:p>16593.0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93" calcext:value-type="float">
            <text:p>0.6593</text:p>
          </table:table-cell>
          <table:table-cell table:style-name="ce2" office:value-type="float" office:value="0.6846" calcext:value-type="float">
            <text:p>0.68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2793.21" calcext:value-type="float">
            <text:p>92793.2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6" calcext:value-type="float">
            <text:p>0.546</text:p>
          </table:table-cell>
          <table:table-cell table:style-name="ce2" office:value-type="float" office:value="0.6874" calcext:value-type="float">
            <text:p>0.687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/>
          <table:table-cell office:value-type="string" calcext:value-type="string">
            <text:p>D block has very little spars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7.39" calcext:value-type="float">
            <text:p>37.3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79" calcext:value-type="float">
            <text:p>63.7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48.71" calcext:value-type="float">
            <text:p>48.71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708.5" calcext:value-type="float">
            <text:p>382708.5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2" office:value-type="float" office:value="0.7585" calcext:value-type="float">
            <text:p>0.7585</text:p>
          </table:table-cell>
          <table:table-cell office:value-type="string" calcext:value-type="string">
            <text:p><text:s/>LM exited after 2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3042.44" calcext:value-type="float">
            <text:p>383042.44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86" calcext:value-type="float">
            <text:p>0.7586</text:p>
          </table:table-cell>
          <table:table-cell office:value-type="string" calcext:value-type="string">
            <text:p><text:s/>LM exited after 22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39.6" calcext:value-type="float">
            <text:p>39.6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office:value-type="string" calcext:value-type="string">
            <text:p>Direct solve has lowest objective and has least mean reprojection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0.51" calcext:value-type="float">
            <text:p>35580.51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3" office:value-type="float" office:value="0.7128" calcext:value-type="float">
            <text:p>7.1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6.9" calcext:value-type="float">
            <text:p>35586.9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103" calcext:value-type="float">
            <text:p>0.7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9.06" calcext:value-type="float">
            <text:p>69.0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4.38" calcext:value-type="float">
            <text:p>3560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0.7112" calcext:value-type="float">
            <text:p>0.71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61.28" calcext:value-type="float">
            <text:p>61.28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78.56" calcext:value-type="float">
            <text:p>35578.5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2" office:value-type="float" office:value="0.7168" calcext:value-type="float">
            <text:p>0.71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2.74" calcext:value-type="float">
            <text:p>62.7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66" calcext:value-type="float">
            <text:p>35602.6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089" calcext:value-type="float">
            <text:p>0.70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27" calcext:value-type="float">
            <text:p>35602.2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39" calcext:value-type="float">
            <text:p>0.6039</text:p>
          </table:table-cell>
          <table:table-cell table:style-name="ce2" office:value-type="float" office:value="0.7149" calcext:value-type="float">
            <text:p>0.7149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  <table:table-cell office:value-type="string" calcext:value-type="string">
            <text:p>Direct solve gives the lowest residual but highest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4.24" calcext:value-type="float">
            <text:p>54.24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4.29" calcext:value-type="float">
            <text:p>43564.2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3" calcext:value-type="float">
            <text:p>0.5943</text:p>
          </table:table-cell>
          <table:table-cell table:style-name="ce3" office:value-type="float" office:value="0.7712" calcext:value-type="float">
            <text:p>7.71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76.41" calcext:value-type="float">
            <text:p>76.4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23.05" calcext:value-type="float">
            <text:p>43623.0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7" calcext:value-type="float">
            <text:p>0.5937</text:p>
          </table:table-cell>
          <table:table-cell table:style-name="ce2" office:value-type="float" office:value="0.7743" calcext:value-type="float">
            <text:p>0.77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69.42" calcext:value-type="float">
            <text:p>43669.4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27" calcext:value-type="float">
            <text:p>0.5927</text:p>
          </table:table-cell>
          <table:table-cell table:style-name="ce2" office:value-type="float" office:value="37.81" calcext:value-type="float">
            <text:p>37.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74.88" calcext:value-type="float">
            <text:p>74.88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6.69" calcext:value-type="float">
            <text:p>43566.6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2" calcext:value-type="float">
            <text:p>0.5942</text:p>
          </table:table-cell>
          <table:table-cell table:style-name="ce2" office:value-type="float" office:value="0.7733" calcext:value-type="float">
            <text:p>0.77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9.63" calcext:value-type="float">
            <text:p>69.6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88.57" calcext:value-type="float">
            <text:p>43588.57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7691" calcext:value-type="float">
            <text:p>0.76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43.16" calcext:value-type="float">
            <text:p>43643.16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4" calcext:value-type="float">
            <text:p>0.5934</text:p>
          </table:table-cell>
          <table:table-cell table:style-name="ce2" office:value-type="float" office:value="0.7654" calcext:value-type="float">
            <text:p>0.765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/>
          <table:table-cell office:value-type="string" calcext:value-type="string">
            <text:p>Unable to save to mat file(matrix file size 10.4G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office:value-type="string" calcext:value-type="string">
            <text:p>Stopped after 15 iterations</text:p>
          </table:table-cell>
          <table:table-cell/>
          <table:table-cell office:value-type="string" calcext:value-type="string">
            <text:p>Exited due to small update or gradient stopp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36.79" calcext:value-type="float">
            <text:p>636.79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2862.26" calcext:value-type="float">
            <text:p>182862.26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4" calcext:value-type="float">
            <text:p>0.6854</text:p>
          </table:table-cell>
          <table:table-cell table:style-name="ce3" office:value-type="float" office:value="0.5584" calcext:value-type="float">
            <text:p>5.58E-01</text:p>
          </table:table-cell>
          <table:table-cell office:value-type="string" calcext:value-type="string">
            <text:p>Stopped after 13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296.1" calcext:value-type="float">
            <text:p>296.1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1147.99" calcext:value-type="float">
            <text:p>181147.99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63" calcext:value-type="float">
            <text:p>0.6863</text:p>
          </table:table-cell>
          <table:table-cell table:style-name="ce3" office:value-type="float" office:value="0.5871" calcext:value-type="float">
            <text:p>5.87E-01</text:p>
          </table:table-cell>
          <table:table-cell office:value-type="string" calcext:value-type="string">
            <text:p>Stopped after 19 iterations</text:p>
          </table:table-cell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_large_lifted_schur(40)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9" calcext:value-type="float">
            <text:p>0.4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99" calcext:value-type="float">
            <text:p>823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" calcext:value-type="float">
            <text:p>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99" calcext:value-type="float">
            <text:p>820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6247" calcext:value-type="float">
            <text:p>0.6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95" calcext:value-type="float">
            <text:p>0.9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84" calcext:value-type="float">
            <text:p>819.8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072" calcext:value-type="float">
            <text:p>0.8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79" calcext:value-type="float">
            <text:p>0.7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18" calcext:value-type="float">
            <text:p>821.1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76" calcext:value-type="float">
            <text:p>0.7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28" calcext:value-type="float">
            <text:p>820.2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936" calcext:value-type="float">
            <text:p>0.8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87" calcext:value-type="float">
            <text:p>0.8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44" calcext:value-type="float">
            <text:p>820.4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8653" calcext:value-type="float">
            <text:p>0.865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5" calcext:value-type="float">
            <text:p>0.8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5" calcext:value-type="float">
            <text:p>2595.0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.81" calcext:value-type="float">
            <text:p>2.8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4.2" calcext:value-type="float">
            <text:p>2544.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9103" calcext:value-type="float">
            <text:p>0.9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.16" calcext:value-type="float">
            <text:p>2.1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6.48" calcext:value-type="float">
            <text:p>2546.4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.42" calcext:value-type="float">
            <text:p>2.42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3.18" calcext:value-type="float">
            <text:p>2543.1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4" calcext:value-type="float">
            <text:p>0.6474</text:p>
          </table:table-cell>
          <table:table-cell table:style-name="ce3" office:value-type="float" office:value="10500000000" calcext:value-type="float">
            <text:p>1.05E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.17" calcext:value-type="float">
            <text:p>2.1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3.9" calcext:value-type="float">
            <text:p>2533.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" calcext:value-type="float">
            <text:p>0.64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.76" calcext:value-type="float">
            <text:p>2.7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1.88" calcext:value-type="float">
            <text:p>2541.8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47" calcext:value-type="float">
            <text:p>10.4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482.55" calcext:value-type="float">
            <text:p>6482.5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5.95" calcext:value-type="float">
            <text:p>15.95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34.74" calcext:value-type="float">
            <text:p>6834.7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034" calcext:value-type="float">
            <text:p>0.7034</text:p>
          </table:table-cell>
          <table:table-cell office:value-type="string" calcext:value-type="string">
            <text:p>Exited after 78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11.43" calcext:value-type="float">
            <text:p>11.4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55.94" calcext:value-type="float">
            <text:p>6355.9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344" calcext:value-type="float">
            <text:p>0.73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9.48" calcext:value-type="float">
            <text:p>9.4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49.62" calcext:value-type="float">
            <text:p>6549.6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44" calcext:value-type="float">
            <text:p>0.71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01" calcext:value-type="float">
            <text:p>10.0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705.47" calcext:value-type="float">
            <text:p>6705.4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003" calcext:value-type="float">
            <text:p>0.7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8.57" calcext:value-type="float">
            <text:p>8.5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53.29" calcext:value-type="float">
            <text:p>6553.29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33" calcext:value-type="float">
            <text:p>15.3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9" calcext:value-type="float">
            <text:p>8534.8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4" calcext:value-type="float">
            <text:p>0.6294</text:p>
          </table:table-cell>
          <table:table-cell table:style-name="ce3" office:value-type="float" office:value="1215.72" calcext:value-type="float">
            <text:p>1.22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1.8" calcext:value-type="float">
            <text:p>21.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4.84" calcext:value-type="float">
            <text:p>8674.8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813" calcext:value-type="float">
            <text:p>0.7813</text:p>
          </table:table-cell>
          <table:table-cell office:value-type="string" calcext:value-type="string">
            <text:p>Exited after 74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7.79" calcext:value-type="float">
            <text:p>17.7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21.03" calcext:value-type="float">
            <text:p>8721.0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694" calcext:value-type="float">
            <text:p>0.769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8.48" calcext:value-type="float">
            <text:p>18.4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64.12" calcext:value-type="float">
            <text:p>8764.1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7639" calcext:value-type="float">
            <text:p>0.763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5.67" calcext:value-type="float">
            <text:p>15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54.9" calcext:value-type="float">
            <text:p>8954.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7437" calcext:value-type="float">
            <text:p>0.7437</text:p>
          </table:table-cell>
          <table:table-cell office:value-type="string" calcext:value-type="string">
            <text:p>Exited after 47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6.03" calcext:value-type="float">
            <text:p>6.0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9005.43" calcext:value-type="float">
            <text:p>9005.4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429" calcext:value-type="float">
            <text:p>0.7429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49" calcext:value-type="float">
            <text:p>25.49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41563.52" calcext:value-type="float">
            <text:p>141563.52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193" calcext:value-type="float">
            <text:p>0.5193</text:p>
          </table:table-cell>
          <table:table-cell table:style-name="ce3" office:value-type="float" office:value="0.6989" calcext:value-type="float">
            <text:p>6.9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3" calcext:value-type="float">
            <text:p>39.33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4617.78" calcext:value-type="float">
            <text:p>54617.7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827" calcext:value-type="float">
            <text:p>0.68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0.04" calcext:value-type="float">
            <text:p>30.0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150.3" calcext:value-type="float">
            <text:p>101150.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887" calcext:value-type="float">
            <text:p>0.6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7.5" calcext:value-type="float">
            <text:p>27.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0745.53" calcext:value-type="float">
            <text:p>80745.5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855" calcext:value-type="float">
            <text:p>0.6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7.65" calcext:value-type="float">
            <text:p>27.6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5809.99" calcext:value-type="float">
            <text:p>135809.99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6968" calcext:value-type="float">
            <text:p>0.69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5.94" calcext:value-type="float">
            <text:p>25.9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983.7" calcext:value-type="float">
            <text:p>101983.7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6889" calcext:value-type="float">
            <text:p>0.6889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08.65" calcext:value-type="float">
            <text:p>108.65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84.86" calcext:value-type="float">
            <text:p>84.86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68.88" calcext:value-type="float">
            <text:p>68.88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0.84" calcext:value-type="float">
            <text:p>70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48.2" calcext:value-type="float">
            <text:p>48.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0.43" calcext:value-type="float">
            <text:p>35560.4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45" calcext:value-type="float">
            <text:p>0.6045</text:p>
          </table:table-cell>
          <table:table-cell table:style-name="ce3" office:value-type="float" office:value="0.7113" calcext:value-type="float">
            <text:p>7.11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3" calcext:value-type="float">
            <text:p>6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06.62" calcext:value-type="float">
            <text:p>35506.62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177" calcext:value-type="float">
            <text:p>0.7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58.86" calcext:value-type="float">
            <text:p>58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7.26" calcext:value-type="float">
            <text:p>35567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04" calcext:value-type="float">
            <text:p>0.7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5.42" calcext:value-type="float">
            <text:p>55.4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72.63" calcext:value-type="float">
            <text:p>35472.6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7208" calcext:value-type="float">
            <text:p>0.7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6.76" calcext:value-type="float">
            <text:p>56.7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15.19" calcext:value-type="float">
            <text:p>35515.19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87" calcext:value-type="float">
            <text:p>0.7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8.83" calcext:value-type="float">
            <text:p>78.8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41.26" calcext:value-type="float">
            <text:p>35541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7.69" calcext:value-type="float">
            <text:p>5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24.07" calcext:value-type="float">
            <text:p>43524.0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49" calcext:value-type="float">
            <text:p>0.5949</text:p>
          </table:table-cell>
          <table:table-cell table:style-name="ce3" office:value-type="float" office:value="0.7688" calcext:value-type="float">
            <text:p>7.6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97.69" calcext:value-type="float">
            <text:p>9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738.87" calcext:value-type="float">
            <text:p>43738.8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7627" calcext:value-type="float">
            <text:p>0.7627</text:p>
          </table:table-cell>
          <table:table-cell office:value-type="string" calcext:value-type="string">
            <text:p>Exited after 73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78.81" calcext:value-type="float">
            <text:p>78.81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16.72" calcext:value-type="float">
            <text:p>43416.72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8023" calcext:value-type="float">
            <text:p>0.8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1.34" calcext:value-type="float">
            <text:p>51.34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02.01" calcext:value-type="float">
            <text:p>43502.01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7761" calcext:value-type="float">
            <text:p>0.7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2.22" calcext:value-type="float">
            <text:p>52.22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09.23" calcext:value-type="float">
            <text:p>43409.2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8015" calcext:value-type="float">
            <text:p>0.8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56.67" calcext:value-type="float">
            <text:p>56.6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9.37" calcext:value-type="float">
            <text:p>43479.3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906" calcext:value-type="float">
            <text:p>0.7906</text:p>
          </table:table-cell>
          <table:table-cell/>
        </table:table-row>
      </table:table>
      <table:table table:name="bundle_large_lifted_schur(100)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45643.71" calcext:value-type="float">
            <text:p>45643.71</text:p>
          </table:table-cell>
          <table:table-cell/>
          <table:table-cell office:value-type="float" office:value="0.6694" calcext:value-type="float">
            <text:p>0.6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/>
          <table:table-cell office:value-type="float" office:value="45643.71" calcext:value-type="float">
            <text:p>45643.71</text:p>
          </table:table-cell>
          <table:table-cell/>
          <table:table-cell office:value-type="float" office:value="0.6694" calcext:value-type="float">
            <text:p>0.6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office:value-type="float" office:value="45643.71" calcext:value-type="float">
            <text:p>45643.71</text:p>
          </table:table-cell>
          <table:table-cell/>
          <table:table-cell office:value-type="float" office:value="0.6694" calcext:value-type="float">
            <text:p>0.6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/>
          <table:table-cell office:value-type="float" office:value="45643.71" calcext:value-type="float">
            <text:p>45643.71</text:p>
          </table:table-cell>
          <table:table-cell/>
          <table:table-cell office:value-type="float" office:value="0.6694" calcext:value-type="float">
            <text:p>0.6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/>
          <table:table-cell office:value-type="float" office:value="45643.71" calcext:value-type="float">
            <text:p>45643.71</text:p>
          </table:table-cell>
          <table:table-cell/>
          <table:table-cell office:value-type="float" office:value="0.6694" calcext:value-type="float">
            <text:p>0.6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/>
          <table:table-cell office:value-type="float" office:value="45643.71" calcext:value-type="float">
            <text:p>45643.71</text:p>
          </table:table-cell>
          <table:table-cell/>
          <table:table-cell office:value-type="float" office:value="0.6694" calcext:value-type="float">
            <text:p>0.6694</text:p>
          </table:table-cell>
          <table:table-cell table:number-columns-repeated="2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</table:table-row>
        <table:table-row table:style-name="ro1">
          <table:table-cell table:number-columns-repeated="2"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8:33:27.474260656</meta:creation-date>
    <dc:date>2019-08-06T12:37:43.204577167</dc:date>
    <meta:editing-duration>P12DT1H19M50S</meta:editing-duration>
    <meta:editing-cycles>188</meta:editing-cycles>
    <meta:generator>LibreOffice/6.1.6.3$Linux_X86_64 LibreOffice_project/10$Build-3</meta:generator>
    <meta:document-statistic meta:table-count="3" meta:cell-count="1273" meta:object-count="0"/>
  </office:meta>
</office:document-meta>
</file>